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1aff62" officeooo:paragraph-rsid="001aff62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1edf9" officeooo:paragraph-rsid="0022a9e4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1edf9" officeooo:paragraph-rsid="0021edf9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578b2" officeooo:paragraph-rsid="002464ff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578b2" officeooo:paragraph-rsid="00398b44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273e7e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12c7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2204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9106f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398b44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12c7a" officeooo:paragraph-rsid="00312c7a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2204c" officeooo:paragraph-rsid="0032204c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2204c" officeooo:paragraph-rsid="003ef1b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2204c" officeooo:paragraph-rsid="0040545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ef1b5" officeooo:paragraph-rsid="003ef1b5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40545b" officeooo:paragraph-rsid="0047bf36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3db9f2" officeooo:paragraph-rsid="00273e7e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5.096cm"/>
        </style:tab-stops>
      </style:paragraph-properties>
      <style:text-properties officeooo:paragraph-rsid="002464ff"/>
    </style:style>
    <style:style style:name="P19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273e7e" officeooo:paragraph-rsid="00273e7e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4ea2bc" officeooo:paragraph-rsid="004fcf96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4effda" officeooo:paragraph-rsid="004fcf96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57cb6c" officeooo:paragraph-rsid="0057cb6c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5.096cm"/>
        </style:tab-stops>
      </style:paragraph-properties>
      <style:text-properties officeooo:paragraph-rsid="004ea2bc"/>
    </style:style>
    <style:style style:name="T1" style:family="text">
      <style:text-properties officeooo:rsid="001bd06e"/>
    </style:style>
    <style:style style:name="T2" style:family="text">
      <style:text-properties officeooo:rsid="0020ab09"/>
    </style:style>
    <style:style style:name="T3" style:family="text">
      <style:text-properties fo:font-size="11pt" officeooo:rsid="002464ff" style:font-size-asian="11pt" style:font-size-complex="11pt"/>
    </style:style>
    <style:style style:name="T4" style:family="text">
      <style:text-properties fo:font-size="11pt" officeooo:rsid="00312c7a" style:font-size-asian="11pt" style:font-size-complex="11pt"/>
    </style:style>
    <style:style style:name="T5" style:family="text">
      <style:text-properties fo:font-size="11pt" officeooo:rsid="004ea2bc" style:font-size-asian="11pt" style:font-size-complex="11pt"/>
    </style:style>
    <style:style style:name="T6" style:family="text">
      <style:text-properties officeooo:rsid="0022a9e4"/>
    </style:style>
    <style:style style:name="T7" style:family="text">
      <style:text-properties officeooo:rsid="00273e7e"/>
    </style:style>
    <style:style style:name="T8" style:family="text">
      <style:text-properties officeooo:rsid="00275d09"/>
    </style:style>
    <style:style style:name="T9" style:family="text">
      <style:text-properties officeooo:rsid="0028f164"/>
    </style:style>
    <style:style style:name="T10" style:family="text">
      <style:text-properties officeooo:rsid="0028f910"/>
    </style:style>
    <style:style style:name="T11" style:family="text">
      <style:text-properties officeooo:rsid="002ae4d1"/>
    </style:style>
    <style:style style:name="T12" style:family="text">
      <style:text-properties officeooo:rsid="002bca84"/>
    </style:style>
    <style:style style:name="T13" style:family="text">
      <style:text-properties officeooo:rsid="002d8b44"/>
    </style:style>
    <style:style style:name="T14" style:family="text">
      <style:text-properties officeooo:rsid="00310ab9"/>
    </style:style>
    <style:style style:name="T15" style:family="text">
      <style:text-properties officeooo:rsid="002464ff"/>
    </style:style>
    <style:style style:name="T16" style:family="text">
      <style:text-properties officeooo:rsid="00338c3a"/>
    </style:style>
    <style:style style:name="T17" style:family="text">
      <style:text-properties officeooo:rsid="003502e1"/>
    </style:style>
    <style:style style:name="T18" style:family="text">
      <style:text-properties officeooo:rsid="0036e64e"/>
    </style:style>
    <style:style style:name="T19" style:family="text">
      <style:text-properties officeooo:rsid="00371d77"/>
    </style:style>
    <style:style style:name="T20" style:family="text">
      <style:text-properties officeooo:rsid="0039106f"/>
    </style:style>
    <style:style style:name="T21" style:family="text">
      <style:text-properties officeooo:rsid="00398b44"/>
    </style:style>
    <style:style style:name="T22" style:family="text">
      <style:text-properties officeooo:rsid="003b4c9e"/>
    </style:style>
    <style:style style:name="T23" style:family="text">
      <style:text-properties officeooo:rsid="003ef1b5"/>
    </style:style>
    <style:style style:name="T24" style:family="text">
      <style:text-properties officeooo:rsid="004b139d"/>
    </style:style>
    <style:style style:name="T25" style:family="text">
      <style:text-properties officeooo:rsid="004c43c7"/>
    </style:style>
    <style:style style:name="T26" style:family="text">
      <style:text-properties officeooo:rsid="004fcf96"/>
    </style:style>
    <style:style style:name="T27" style:family="text">
      <style:text-properties officeooo:rsid="005195f3"/>
    </style:style>
    <style:style style:name="T28" style:family="text">
      <style:text-properties officeooo:rsid="005316ab"/>
    </style:style>
    <style:style style:name="T29" style:family="text">
      <style:text-properties officeooo:rsid="005510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g model Category name:string description:string enabled:boolean top_level_category:boolean</text:p>
      <text:p text:style-name="P1"/>
      <text:p text:style-name="P1">rails g model Product name:string description:string price:decimal sale_price:decimal weight_in_grams:integer height_in_cm:integer width_in_cm:integer length_in_cm:integer enabled:boolean</text:p>
      <text:p text:style-name="P1"/>
      <text:p text:style-name="P1">rails g model ProductColour quanity:integer unlimited_quantity:boolean enabled:boolean</text:p>
      <text:p text:style-name="P1"/>
      <text:p text:style-name="P1">rails g model Colour name:string red_rgb_value:integer green_rgb_value:integer blue_rgb_value:integer</text:p>
      <text:p text:style-name="P1"/>
      <text:p text:style-name="P1">rails g model ProductPicture file_name:string</text:p>
      <text:p text:style-name="P1"/>
      <text:p text:style-name="P1">rails g model Purchase quantity:integer price:integer weight_in_grams:integer length_in_cm:integer width_in_cm:integer height_in_cm:integer colour:string notes:string</text:p>
      <text:p text:style-name="P1"/>
      <text:p text:style-name="P1">rails g model Order order_tracking_number:string order_calculated_shipping_costs:decimal order_actual_shipping_costs:decimal order_pst:integer order_gst:integer order_hst:integer order_qst:integer order_notes:string billing_address_full_name:string billing_email:string billing_phone_number:string billing_cell_number:string billing_address:string billing_city:string billing_province:string billing_countr<text:span text:style-name="T17">y</text:span>y:string billing_postal_code:string billing_notes:string shipping_full_name:string shipping_phone_number:string shipping_cell_number:string shipping_email:string shipping_address:string shipping_city:string shipping_province:string shipping_country<text:span text:style-name="T16">y</text:span>:string shipping_postal_code:string shipping_notes:string shipping_facility_name:string shipping_facility_phone_number:string shipping_facility_fax_number:string shipping_facility_email:string shipping_facility_address:string shipping_facility_city:string facility_province:string facility_countr<text:span text:style-name="T18">y</text:span>y:string shipping_facility_postal_code:<text:span text:style-name="T1">s</text:span>tring shipping_facility_notes:string shipping_method_name:string shipping_method_min_shipping_time_in_days:integer shipping_method_max_shipping_time_in_days:integer shipping_insurance_value:decimal shipping_method_with_signature:boolean <text:span text:style-name="T14">order_status:string</text:span></text:p>
      <text:p text:style-name="P1"/>
      <text:p text:style-name="P1">rails g model DisputeOrder dispute_active:boolean refunded:decimal notes:decimal</text:p>
      <text:p text:style-name="P1"/>
      <text:p text:style-name="P1">rails g model DisputeChat message_from_customer:boolean message:string</text:p>
      <text:p text:style-name="P1"/>
      <text:p text:style-name="P1">rails g model BillingAddress full_name:string email:string phone_number:string cell_number:string address:string city:string postal_code:string notes:string</text:p>
      <text:p text:style-name="P1"/>
      <text:p text:style-name="P1">rails g model Customer full_name:string email:string encrypted_password:string reset_password_token:string reset_password_sent_at:datetime sign_in_count:integer current_sign_in_at:datetime last_sign_in_at:datetime current_sign_in_ip:string last_sign_in_ip:string</text:p>
      <text:p text:style-name="P1"/>
      <text:p text:style-name="P1">rails g model ShippingAddress full_name:string phone_number:string cell_number:string email:string address:string city:string postal_code:string notes:string</text:p>
      <text:p text:style-name="P1"/>
      <text:p text:style-name="P1">rails g model ShippingFacility facility_name:string phone_number:string fax_number:string email:string address:string city:string postal_code:<text:span text:style-name="T1">s</text:span>tring notes:string</text:p>
      <text:p text:style-name="P1"/>
      <text:p text:style-name="P1">rails g model ShippingMethod name:string min_shipping_time_in_days:integer max_shipping_time_in_days:integer tracking_cost:decimal one_hundred_dollar_base_insurance_cost:decimal one_hundred_dollar_additional_insurance_cost:decimal maximum_insurance_value_allowed:decimal signature_cost:decimal improper_packaging_cost:decimal min_shipping_weight_in_grams:integer max_shipping_weight_in_grams:integer min_shipping_width_in_cm:integer max_shipping_width_in_cm:integer min_shipping_length_in_cm:integer max_shipping_length_in_cm:integer min_shipping_height_in_cm:integer max_shipping_height_in_cm:integer base_shipping_cost:decimal</text:p>
      <text:p text:style-name="P1"/>
      <text:p text:style-name="P1"><text:soft-page-break/>rails g model OrderStatus description:string</text:p>
      <text:p text:style-name="P1"/>
      <text:p text:style-name="P1">rails g model ShippingCarrier name:string</text:p>
      <text:p text:style-name="P1"/>
      <text:p text:style-name="P1">rails g model Province name:<text:span text:style-name="T2">s</text:span>tring pst:integer gst:integer hst:integer qst:integer</text:p>
      <text:p text:style-name="P1"/>
      <text:p text:style-name="P1">rails g model Country name:string currency_abbreviation:string multiplied_against_CAD_for_currency_value_comparisons:decimal </text:p>
      <text:p text:style-name="P1"/>
      <text:p text:style-name="P1">rails g model HelpChat message_from_customer:boolean message:string</text:p>
      <text:p text:style-name="P1"/>
      <text:p text:style-name="P1">rails g model <text:span text:style-name="T6">Admin</text:span>Picture file_name:string</text:p>
      <text:p text:style-name="P1"/>
      <text:p text:style-name="P3">rake db:migrate</text:p>
      <text:p text:style-name="P2"/>
      <text:p text:style-name="P2">rails generate active_admin:resource Category</text:p>
      <text:p text:style-name="P2">rails generate active_admin:resource <text:span text:style-name="T6">Product</text:span></text:p>
      <text:p text:style-name="P2">rails generate active_admin:resource <text:span text:style-name="T6">ProductColour</text:span></text:p>
      <text:p text:style-name="P2">rails generate active_admin:resource <text:span text:style-name="T6">Colour</text:span></text:p>
      <text:p text:style-name="P2">rails generate active_admin:resource <text:span text:style-name="T6">ProductPicture</text:span></text:p>
      <text:p text:style-name="P2">rails generate active_admin:resource <text:span text:style-name="T6">Purchase</text:span></text:p>
      <text:p text:style-name="P2">rails generate active_admin:resource <text:span text:style-name="T6">Order</text:span></text:p>
      <text:p text:style-name="P2">rails generate active_admin:resource <text:span text:style-name="T6">BillingAddress</text:span></text:p>
      <text:p text:style-name="P2">rails generate active_admin:resource <text:span text:style-name="T6">DisputeOrder</text:span></text:p>
      <text:p text:style-name="P2">rails generate active_admin:resource <text:span text:style-name="T6">DisputeChat</text:span></text:p>
      <text:p text:style-name="P2">rails generate active_admin:resource <text:span text:style-name="T6">Customer</text:span></text:p>
      <text:p text:style-name="P2">rails generate active_admin:resource <text:span text:style-name="T6">ShippingAddress</text:span></text:p>
      <text:p text:style-name="P2">rails generate active_admin:resource <text:span text:style-name="T6">ShippingFacility</text:span></text:p>
      <text:p text:style-name="P2">rails generate active_admin:resource <text:span text:style-name="T6">ShippingMethod</text:span></text:p>
      <text:p text:style-name="P2">rails generate active_admin:resource <text:span text:style-name="T6">OrderStatus</text:span></text:p>
      <text:p text:style-name="P2">rails generate active_admin:resource <text:span text:style-name="T6">ShippingCarrier</text:span></text:p>
      <text:p text:style-name="P2">rails generate active_admin:resource <text:span text:style-name="T6">Province</text:span></text:p>
      <text:p text:style-name="P2">rails generate active_admin:resource <text:span text:style-name="T6">Country</text:span></text:p>
      <text:p text:style-name="P2">rails generate active_admin:resource <text:span text:style-name="T6">HelpChat</text:span></text:p>
      <text:p text:style-name="P2">rails generate active_admin:resource <text:span text:style-name="T6">AdminPicture</text:span></text:p>
      <text:p text:style-name="P2"/>
      <text:p text:style-name="P18"><text:span text:style-name="T3">rake db:migrat</text:span><text:span text:style-name="T4">e</text:span></text:p>
      <text:p text:style-name="P8"/>
      <text:p text:style-name="P12">rails generate migration add_order_status_to_orders order_status:string</text:p>
      <text:p text:style-name="P7"/>
      <text:p text:style-name="P11"><text:span text:style-name="T15">r</text:span>ake db:migrate</text:p>
      <text:p text:style-name="P4"/>
      <text:p text:style-name="P13">rails generate migration <text:span text:style-name="T23">FixShippingCountryNameInOrders</text:span></text:p>
      <text:p text:style-name="P13">rails generate migration <text:span text:style-name="T23">FixBillingCountryNameInOrders</text:span></text:p>
      <text:p text:style-name="P14">rails generate migration <text:span text:style-name="T23">FixFacilityCountryNameInOrders</text:span></text:p>
      <text:p text:style-name="P16"/>
      <text:p text:style-name="P15">rake db:migrate</text:p>
      <text:p text:style-name="P4"/>
      <text:p text:style-name="P6">rails generate migration AddCategoryRefToCategories category:references</text:p>
      <text:p text:style-name="P6">rails generate migration AddCategoryRefToProducts category:references</text:p>
      <text:p text:style-name="P6">rails generate migration AddProductRefToProductColours product:references</text:p>
      <text:p text:style-name="P6">rails generate migration AddColourRefToProductColours colour:references</text:p>
      <text:p text:style-name="P6">rails generate migration Add<text:span text:style-name="T8">ProductPicture</text:span>RefTo<text:span text:style-name="T8">Products</text:span> <text:span text:style-name="T8">productpicture</text:span>:references</text:p>
      <text:p text:style-name="P6"><text:soft-page-break/>rails generate migration Add<text:span text:style-name="T9">ProductPicture</text:span>RefTo<text:span text:style-name="T9">Purchases</text:span> <text:span text:style-name="T9">productpicture</text:span>:references</text:p>
      <text:p text:style-name="P6">rails generate migration Add<text:span text:style-name="T10">Order</text:span>RefTo<text:span text:style-name="T10">Purchases</text:span> <text:span text:style-name="T10">order</text:span>:references</text:p>
      <text:p text:style-name="P6">rails generate migration Add<text:span text:style-name="T24">DisputeOrder</text:span>RefT<text:span text:style-name="T24">oDisputeChats</text:span> <text:span text:style-name="T11">orderdispute</text:span>:references</text:p>
      <text:p text:style-name="P6">rails generate migration Add<text:span text:style-name="T12">Order</text:span>RefTo<text:span text:style-name="T25">DisputeOrders order</text:span>:references</text:p>
      <text:p text:style-name="P6">rails generate migration Add<text:span text:style-name="T13">Customer</text:span>RefTo<text:span text:style-name="T13">Orders</text:span> <text:span text:style-name="T13">customer</text:span>:references</text:p>
      <text:p text:style-name="P6">rails generate migration Add<text:span text:style-name="T19">ShippingCarrier</text:span>RefTo<text:span text:style-name="T19">ShippingMethod</text:span> <text:span text:style-name="T19">shippingcarrier</text:span>:references</text:p>
      <text:p text:style-name="P6">rails generate migration Add<text:span text:style-name="T20">Province</text:span>RefTo<text:span text:style-name="T21">ShippingFacilities</text:span> <text:span text:style-name="T20">province</text:span>:references</text:p>
      <text:p text:style-name="P9">rails generate migration Add<text:span text:style-name="T20">Province</text:span>RefTo<text:span text:style-name="T21">ShippingAddresses</text:span> <text:span text:style-name="T20">province</text:span>:references</text:p>
      <text:p text:style-name="P10">rails generate migration Add<text:span text:style-name="T20">Province</text:span>RefTo<text:span text:style-name="T21">BillingAddresses</text:span> <text:span text:style-name="T20">province</text:span>:references</text:p>
      <text:p text:style-name="P5">rails generate migration Add<text:span text:style-name="T7">Country</text:span>RefToPr<text:span text:style-name="T7">ovinces</text:span> <text:span text:style-name="T7">country</text:span>:references</text:p>
      <text:p text:style-name="P6">rails generate migration Add<text:span text:style-name="T22">Customer</text:span>RefTo<text:span text:style-name="T22">HelpChats</text:span> <text:span text:style-name="T22">customer</text:span>:references</text:p>
      <text:p text:style-name="P6">rails generate migration Add<text:span text:style-name="T22">AdminUser</text:span>RefTo<text:span text:style-name="T22">HelpChats</text:span> <text:span text:style-name="T22">adminuser</text:span>:references</text:p>
      <text:p text:style-name="P6">rails generate migration Add<text:span text:style-name="T22">AdminPicture</text:span>RefTo<text:span text:style-name="T22">AdminUsers</text:span> <text:span text:style-name="T22">adminpicture</text:span>:references</text:p>
      <text:p text:style-name="P17"/>
      <text:p text:style-name="P23"><text:span text:style-name="T5">rake db:migrate</text:span></text:p>
      <text:p text:style-name="P20"/>
      <text:p text:style-name="P21">rails generate migration change_productpicture_id_in_products_to_product_picture_id</text:p>
      <text:p text:style-name="P21">rails generate migration change_productpicture_id_in_p<text:span text:style-name="T26">urchases</text:span>_to_product_picture_id</text:p>
      <text:p text:style-name="P21">rails generate migration change_<text:span text:style-name="T26">orderdispute</text:span>_id_in_<text:span text:style-name="T26">dispute_chats</text:span>_to_<text:span text:style-name="T26">order_dispute</text:span>_id</text:p>
      <text:p text:style-name="P21">rails generate migration change_<text:span text:style-name="T26">shippingcarrier</text:span>_id_in_<text:span text:style-name="T26">shipping_methods</text:span>_to_<text:span text:style-name="T29">shipping_carrier</text:span>_id</text:p>
      <text:p text:style-name="P21">rails generate migration change_<text:span text:style-name="T26">adminuser</text:span>_id_in_<text:span text:style-name="T28">help_chats_</text:span>to_<text:span text:style-name="T26">admin</text:span>_<text:span text:style-name="T26">user</text:span>_id</text:p>
      <text:p text:style-name="P21">rails generate migration change_<text:span text:style-name="T26">adminpicture</text:span>_id_in_<text:span text:style-name="T27">admin_users</text:span>_to_<text:span text:style-name="T26">admin</text:span>_picture_id</text:p>
      <text:p text:style-name="P21"/>
      <text:p text:style-name="P22">rails generate migration add_name_to_admin_users name: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6M37S</meta:editing-duration>
    <meta:editing-cycles>60</meta:editing-cycles>
    <meta:generator>LibreOffice/4.2.4.2$Windows_x86 LibreOffice_project/63150712c6d317d27ce2db16eb94c2f3d7b699f8</meta:generator>
    <dc:date>2014-12-04T11:02:32.830000000</dc:date>
    <meta:document-statistic meta:table-count="0" meta:image-count="0" meta:object-count="0" meta:page-count="3" meta:paragraph-count="74" meta:word-count="449" meta:character-count="7008" meta:non-whitespace-character-count="6632"/>
    <meta:user-defined meta:name="Info 1"/>
    <meta:user-defined meta:name="Info 2"/>
    <meta:user-defined meta:name="Info 3"/>
    <meta:user-defined meta:name="Info 4"/>
  </office:meta>
</office:document-meta>
</file>